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ource Code Pro', 'Courier New'"/>
    <style:font-face style:name="Segoe UI" svg:font-family="'Segoe UI', 'Helvetica Neue', Helvetica, Arial,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Zilla Slab" svg:font-family="'Zilla Slab'"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color="#000000" style:font-name="Zilla Slab" fo:font-size="18pt" style:font-size-asian="18pt" style:font-size-complex="18pt"/>
    </style:style>
    <style:style style:name="P4" style:family="paragraph" style:parent-style-name="Standard">
      <style:paragraph-properties fo:text-align="start" style:justify-single-word="false"/>
      <style:text-properties fo:color="#000000" style:font-name="Zilla Slab" fo:font-size="16pt" style:font-size-asian="16pt" style:font-size-complex="16pt"/>
    </style:style>
    <style:style style:name="P5" style:family="paragraph" style:parent-style-name="Standard">
      <style:paragraph-properties fo:text-align="start" style:justify-single-word="false"/>
      <style:text-properties fo:color="#000000" style:font-name="Zilla Slab" fo:font-size="12pt" style:font-size-asian="12pt" style:font-size-complex="12pt"/>
    </style:style>
    <style:style style:name="P6" style:family="paragraph" style:parent-style-name="Standard">
      <style:paragraph-properties fo:text-align="start" style:justify-single-word="false"/>
      <style:text-properties fo:font-variant="normal" fo:text-transform="none" fo:color="#000000" style:font-name="Zilla Slab" fo:font-size="12pt" fo:letter-spacing="normal" fo:font-style="normal" fo:font-weight="normal" style:font-size-asian="12pt" style:font-size-complex="12pt"/>
    </style:style>
    <style:style style:name="P7" style:family="paragraph" style:parent-style-name="Preformatted_20_Text">
      <style:paragraph-properties fo:text-align="start" style:justify-single-word="false"/>
      <style:text-properties fo:font-variant="normal" fo:text-transform="none" fo:color="#dddddd" style:font-name="Zilla Slab" fo:font-size="12pt" fo:letter-spacing="normal" fo:font-style="normal" fo:font-weight="normal" style:font-size-asian="12pt" style:font-size-complex="12pt"/>
    </style:style>
    <style:style style:name="P8" style:family="paragraph" style:parent-style-name="Preformatted_20_Text">
      <style:paragraph-properties fo:text-align="start" style:justify-single-word="false"/>
      <style:text-properties fo:font-variant="normal" fo:text-transform="none" fo:color="#000000" style:font-name="Zilla Slab" fo:font-size="12pt" fo:letter-spacing="normal" fo:font-style="normal" fo:font-weight="normal" style:font-size-asian="12pt" style:font-size-complex="12pt"/>
    </style:style>
    <style:style style:name="P9" style:family="paragraph" style:parent-style-name="Preformatted_20_Text">
      <style:text-properties fo:color="#000000" style:font-name="Zilla Slab" fo:font-size="12pt" style:font-size-asian="12pt" style:font-size-complex="12pt"/>
    </style:style>
    <style:style style:name="P10" style:family="paragraph" style:parent-style-name="Preformatted_20_Text">
      <style:paragraph-properties fo:text-align="start" style:justify-single-word="false"/>
      <style:text-properties fo:color="#000000" style:font-name="Zilla Slab" fo:font-size="12pt" style:font-size-asian="12pt" style:font-size-complex="12pt"/>
    </style:style>
    <style:style style:name="P11" style:family="paragraph" style:parent-style-name="Preformatted_20_Text">
      <style:text-properties style:font-name="Zilla Slab" fo:font-size="12pt" style:font-size-asian="12pt" style:font-size-complex="12pt"/>
    </style:style>
    <style:style style:name="P12" style:family="paragraph" style:parent-style-name="Preformatted_20_Text">
      <style:paragraph-properties fo:margin-left="0cm" fo:margin-right="0cm" fo:orphans="2" fo:widows="2" fo:text-indent="0cm" style:auto-text-indent="false"/>
      <style:text-properties fo:font-variant="normal" fo:text-transform="none" fo:color="#000000" style:font-name="Zilla Slab" fo:font-size="12pt" fo:letter-spacing="normal" fo:font-style="normal" fo:font-weight="normal" style:font-size-asian="12pt" style:font-size-complex="12pt"/>
    </style:style>
    <style:style style:name="P13" style:family="paragraph" style:parent-style-name="Preformatted_20_Text">
      <style:paragraph-properties fo:margin-left="0cm" fo:margin-right="0cm" fo:margin-top="0cm" fo:margin-bottom="0cm" fo:orphans="2" fo:widows="2" fo:text-indent="0cm" style:auto-text-indent="false" fo:padding="0cm" fo:border="none"/>
      <style:text-properties fo:font-variant="normal" fo:text-transform="none" fo:color="#000000" style:font-name="Zilla Slab" fo:font-size="12pt" fo:letter-spacing="normal" fo:font-style="normal" fo:font-weight="normal" style:font-size-asian="12pt" style:font-size-complex="12pt"/>
    </style:style>
    <style:style style:name="P14" style:family="paragraph" style:parent-style-name="Preformatted_20_Text">
      <style:paragraph-properties fo:margin-top="0cm" fo:margin-bottom="0cm" fo:orphans="2" fo:widows="2" fo:padding="0cm" fo:border="none"/>
      <style:text-properties fo:font-variant="normal" fo:text-transform="none" fo:color="#000000" style:font-name="Zilla Slab" fo:font-size="12pt" fo:letter-spacing="normal" fo:font-style="normal" fo:font-weight="normal" style:font-size-asian="12pt" style:font-size-complex="12pt"/>
    </style:style>
    <style:style style:name="P15" style:family="paragraph" style:parent-style-name="Preformatted_20_Text">
      <style:paragraph-properties fo:margin-top="0cm" fo:margin-bottom="0cm" fo:text-align="start" style:justify-single-word="false" fo:orphans="2" fo:widows="2" fo:padding="0cm" fo:border="none"/>
      <style:text-properties fo:font-variant="normal" fo:text-transform="none" fo:color="#000000" style:font-name="Zilla Slab" fo:font-size="12pt" fo:letter-spacing="normal" fo:font-style="normal" fo:font-weight="normal" style:font-size-asian="12pt" style:font-size-complex="12pt"/>
    </style:style>
    <style:style style:name="P16" style:family="paragraph" style:parent-style-name="Preformatted_20_Text">
      <style:paragraph-properties fo:margin-top="0cm" fo:margin-bottom="0cm" fo:orphans="2" fo:widows="2" fo:padding="0cm" fo:border="none"/>
      <style:text-properties fo:font-variant="normal" fo:text-transform="none" fo:color="#000000" style:font-name="Zilla Slab" fo:font-size="12pt" fo:letter-spacing="normal" style:font-size-asian="12pt" style:font-size-complex="12pt"/>
    </style:style>
    <style:style style:name="P17" style:family="paragraph" style:parent-style-name="Preformatted_20_Text">
      <style:paragraph-properties fo:margin-top="0cm" fo:margin-bottom="0cm" fo:orphans="2" fo:widows="2" fo:padding="0cm" fo:border="none"/>
      <style:text-properties fo:color="#000000" style:font-name="Zilla Slab" fo:font-size="12pt" style:font-size-asian="12pt" style:font-size-complex="12pt"/>
    </style:style>
    <style:style style:name="P18" style:family="paragraph" style:parent-style-name="Preformatted_20_Text">
      <style:paragraph-properties fo:margin-top="0cm" fo:margin-bottom="0cm" fo:orphans="2" fo:widows="2" fo:padding="0cm" fo:border="none"/>
      <style:text-properties style:font-name="Zilla Slab" fo:font-size="12pt" style:font-size-asian="12pt" style:font-size-complex="12pt"/>
    </style:style>
    <style:style style:name="P19" style:family="paragraph" style:parent-style-name="Text_20_body">
      <style:text-properties fo:font-variant="normal" fo:text-transform="none" fo:color="#000000" style:font-name="Zilla Slab" fo:font-size="12pt" fo:letter-spacing="normal" fo:font-style="normal" fo:font-weight="normal" style:font-size-asian="12pt" style:font-size-complex="12pt"/>
    </style:style>
    <style:style style:name="P20" style:family="paragraph" style:parent-style-name="Text_20_body">
      <style:text-properties style:font-name="Zilla Slab" fo:font-size="12pt" style:font-size-asian="12pt" style:font-size-complex="12pt"/>
    </style:style>
    <style:style style:name="P21" style:family="paragraph" style:parent-style-name="Text_20_body">
      <style:paragraph-properties fo:margin-left="0cm" fo:margin-right="0cm" fo:orphans="2" fo:widows="2" fo:text-indent="0cm" style:auto-text-indent="false"/>
      <style:text-properties fo:color="#000000" style:font-name="Zilla Slab" fo:font-size="12pt" style:font-size-asian="12pt" style:font-size-complex="12pt"/>
    </style:style>
    <style:style style:name="P22" style:family="paragraph" style:parent-style-name="Heading_20_3">
      <style:paragraph-properties fo:text-align="start" style:justify-single-word="false"/>
      <style:text-properties fo:color="#000000" fo:font-size="14pt" style:font-size-asian="14pt" style:font-size-complex="14pt"/>
    </style:style>
    <style:style style:name="P23" style:family="paragraph" style:parent-style-name="Heading_20_3">
      <style:paragraph-properties fo:text-align="start" style:justify-single-word="false"/>
      <style:text-properties fo:color="#000000"/>
    </style:style>
    <style:style style:name="P24" style:family="paragraph" style:parent-style-name="Heading_20_3">
      <style:paragraph-properties fo:text-align="start" style:justify-single-word="false"/>
      <style:text-properties fo:font-variant="normal" fo:text-transform="none" fo:color="#dddddd" style:font-name="Consolas" fo:font-size="12pt" fo:letter-spacing="normal" fo:font-style="normal" fo:font-weight="normal"/>
    </style:style>
    <style:style style:name="P25" style:family="paragraph" style:parent-style-name="Heading_20_3">
      <style:paragraph-properties fo:margin-left="0cm" fo:margin-right="0cm" fo:orphans="2" fo:widows="2" fo:text-indent="0cm" style:auto-text-indent="false"/>
      <style:text-properties fo:color="#000000"/>
    </style:style>
    <style:style style:name="P26" style:family="paragraph" style:parent-style-name="Heading_20_3">
      <style:paragraph-properties fo:margin-left="0cm" fo:margin-right="0cm" fo:orphans="2" fo:widows="2" fo:text-indent="0cm" style:auto-text-indent="false"/>
      <style:text-properties fo:font-variant="normal" fo:text-transform="none" fo:color="#000000" style:font-name="Consolas" fo:font-size="12pt" fo:letter-spacing="normal" fo:font-style="normal" fo:font-weight="normal"/>
    </style:style>
    <style:style style:name="P27" style:family="paragraph" style:parent-style-name="Heading_20_3">
      <style:paragraph-properties fo:margin-top="0cm" fo:margin-bottom="0cm" fo:orphans="2" fo:widows="2" fo:padding="0cm" fo:border="none"/>
      <style:text-properties fo:font-variant="normal" fo:text-transform="none" fo:color="#000000" style:font-name="Consolas" fo:font-size="12pt" fo:letter-spacing="normal" fo:font-style="normal" fo:font-weight="normal"/>
    </style:style>
    <style:style style:name="P28" style:family="paragraph" style:parent-style-name="Heading_20_3">
      <style:paragraph-properties fo:margin-top="0cm" fo:margin-bottom="0cm" fo:text-align="start" style:justify-single-word="false" fo:orphans="2" fo:widows="2" fo:padding="0cm" fo:border="none"/>
      <style:text-properties fo:font-variant="normal" fo:text-transform="none" fo:color="#000000" style:font-name="Consolas" fo:font-size="12pt" fo:letter-spacing="normal" fo:font-style="normal" fo:font-weight="normal"/>
    </style:style>
    <style:style style:name="P29" style:family="paragraph" style:parent-style-name="Heading_20_3">
      <style:paragraph-properties fo:margin-top="0cm" fo:margin-bottom="0cm" fo:orphans="2" fo:widows="2" fo:padding="0cm" fo:border="none"/>
      <style:text-properties fo:color="#000000"/>
    </style:style>
    <style:style style:name="T1" style:family="text">
      <style:text-properties fo:color="#86b9f5"/>
    </style:style>
    <style:style style:name="T2" style:family="text">
      <style:text-properties fo:color="#62d543"/>
    </style:style>
    <style:style style:name="T3" style:family="text">
      <style:text-properties fo:color="#fee937"/>
    </style:style>
    <style:style style:name="T4" style:family="text">
      <style:text-properties fo:color="#b9b9b9"/>
    </style:style>
    <style:style style:name="T5" style:family="text">
      <style:text-properties style:font-size-asian="14pt" style:font-size-complex="14pt"/>
    </style:style>
    <style:style style:name="T6" style:family="text">
      <style:text-properties fo:font-variant="normal" fo:text-transform="none" fo:color="#5f5f5f" style:font-name="Consolas" fo:letter-spacing="normal" fo:font-style="normal" fo:font-weight="bold"/>
    </style:style>
    <style:style style:name="T7" style:family="text">
      <style:text-properties fo:font-variant="normal" fo:text-transform="none" fo:color="#5f5f5f" style:font-name="Consolas" fo:font-size="12pt" fo:letter-spacing="normal" fo:font-style="normal" fo:font-weight="bold"/>
    </style:style>
    <style:style style:name="T8" style:family="text">
      <style:text-properties fo:font-variant="normal" fo:text-transform="none" fo:color="#5f5f5f" fo:letter-spacing="normal" fo:font-style="normal" fo:font-weight="bold"/>
    </style:style>
    <style:style style:name="T9" style:family="text">
      <style:text-properties fo:font-variant="normal" fo:text-transform="none" fo:color="#5f5f5f" fo:font-size="12pt" fo:letter-spacing="normal" fo:font-style="normal" fo:font-weight="bold"/>
    </style:style>
    <style:style style:name="T10" style:family="text">
      <style:text-properties fo:font-variant="normal" fo:text-transform="none" fo:color="#5f5f5f" style:font-name="Zilla Slab" fo:letter-spacing="normal" fo:font-style="normal" fo:font-weight="bold"/>
    </style:style>
    <style:style style:name="T11" style:family="text">
      <style:text-properties fo:font-variant="normal" fo:text-transform="none" fo:color="#5f5f5f" style:font-name="Zilla Slab" fo:font-size="12pt" fo:letter-spacing="normal" fo:font-style="normal" fo:font-weight="bold"/>
    </style:style>
    <style:style style:name="T12" style:family="text">
      <style:text-properties fo:font-variant="normal" fo:text-transform="none" fo:color="#5f5f5f" style:font-name="Zilla Slab" fo:font-size="12pt" fo:letter-spacing="normal" fo:font-style="normal" fo:font-weight="bold" style:font-size-asian="12pt" style:font-size-complex="12pt"/>
    </style:style>
    <style:style style:name="T13" style:family="text">
      <style:text-properties fo:font-variant="normal" fo:text-transform="none" style:font-name="Consolas" fo:font-size="12pt" fo:letter-spacing="normal" fo:font-style="normal" fo:font-weight="normal"/>
    </style:style>
    <style:style style:name="T14" style:family="text">
      <style:text-properties fo:font-variant="normal" fo:text-transform="none" style:font-name="Consolas" fo:font-size="12pt" fo:letter-spacing="normal" fo:font-style="normal" fo:font-weight="normal" style:font-size-asian="14pt" style:font-size-complex="14pt"/>
    </style:style>
    <style:style style:name="T15" style:family="text">
      <style:text-properties fo:font-variant="normal" fo:text-transform="none" style:font-name="Consolas" fo:letter-spacing="normal" fo:font-style="normal" fo:font-weight="bold"/>
    </style:style>
    <style:style style:name="T16" style:family="text">
      <style:text-properties fo:font-variant="normal" fo:text-transform="none" fo:letter-spacing="normal"/>
    </style:style>
    <style:style style:name="T17" style:family="text">
      <style:text-properties fo:font-variant="normal" fo:text-transform="none" fo:letter-spacing="normal" style:font-size-asian="14pt" style:font-size-complex="14pt"/>
    </style:style>
    <style:style style:name="T18" style:family="text">
      <style:text-properties fo:font-variant="normal" fo:text-transform="none" fo:letter-spacing="normal" fo:font-style="normal" fo:font-weight="bold"/>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color="#000000" style:font-name="Consolas" fo:font-size="12pt" fo:letter-spacing="normal" fo:font-style="normal" fo:font-weight="normal"/>
    </style:style>
    <style:style style:name="T21" style:family="text">
      <style:text-properties fo:font-variant="normal" fo:text-transform="none" fo:color="#000000" style:font-name="Consolas" fo:letter-spacing="normal" fo:font-style="normal" fo:font-weight="bold"/>
    </style:style>
    <style:style style:name="T22" style:family="text">
      <style:text-properties fo:font-variant="normal" fo:text-transform="none" fo:color="#000000" fo:letter-spacing="normal" fo:font-style="normal" fo:font-weight="bold"/>
    </style:style>
    <style:style style:name="T23" style:family="text">
      <style:text-properties fo:font-variant="normal" fo:text-transform="none" fo:color="#000000" fo:letter-spacing="normal" fo:font-style="normal" fo:font-weight="normal"/>
    </style:style>
    <style:style style:name="T24" style:family="text">
      <style:text-properties fo:font-variant="normal" fo:text-transform="none" fo:color="#000000" fo:font-size="12pt" fo:letter-spacing="normal" fo:font-style="normal" fo:font-weight="normal"/>
    </style:style>
    <style:style style:name="T25" style:family="text">
      <style:text-properties fo:font-variant="normal" fo:text-transform="none" fo:color="#000000" style:font-name="Zilla Slab" fo:letter-spacing="normal" fo:font-style="normal" fo:font-weight="bold"/>
    </style:style>
    <style:style style:name="T26" style:family="text">
      <style:text-properties fo:font-variant="normal" fo:text-transform="none" fo:color="#000000" style:font-name="Zilla Slab" fo:font-size="12pt" fo:letter-spacing="normal" fo:font-style="normal" fo:font-weight="bold" style:font-size-asian="12pt" style:font-size-complex="12pt"/>
    </style:style>
    <style:style style:name="T27" style:family="text">
      <style:text-properties fo:font-variant="normal" fo:text-transform="none" fo:font-size="14pt" fo:letter-spacing="normal" style:font-size-asian="14pt" style:font-size-complex="14pt"/>
    </style:style>
    <style:style style:name="T28" style:family="text">
      <style:text-properties fo:font-variant="normal" fo:text-transform="none" fo:font-size="12pt" fo:letter-spacing="normal" fo:font-style="normal" fo:font-weight="normal"/>
    </style:style>
    <style:style style:name="T29" style:family="text">
      <style:text-properties fo:font-variant="normal" fo:text-transform="none" fo:font-size="12pt" fo:letter-spacing="normal" fo:font-style="normal" fo:font-weight="normal" style:font-size-asian="14pt" style:font-size-complex="14pt"/>
    </style:style>
    <style:style style:name="T30" style:family="text">
      <style:text-properties fo:font-variant="normal" fo:text-transform="none" style:font-name="Zilla Slab" fo:letter-spacing="normal" fo:font-style="normal" fo:font-weight="bold"/>
    </style:style>
    <style:style style:name="T31" style:family="text">
      <style:text-properties fo:font-variant="normal" fo:text-transform="none" style:font-name="Zilla Slab" fo:font-size="12pt" fo:letter-spacing="normal" fo:font-style="normal" fo:font-weight="bold" style:font-size-asian="12pt" style:font-size-complex="12pt"/>
    </style:style>
    <style:style style:name="T32" style:family="text">
      <style:text-properties fo:font-size="14pt" style:font-size-asian="14pt" style:font-size-complex="14pt"/>
    </style:style>
    <style:style style:name="T33" style:family="text">
      <style:text-properties fo:font-style="normal" fo:font-weight="normal"/>
    </style:style>
    <style:style style:name="T34" style:family="text">
      <style:text-properties style:font-name="Consolas" fo:font-size="12pt" fo:font-style="normal" fo:font-weight="normal"/>
    </style:style>
    <style:style style:name="T35" style:family="text">
      <style:text-properties fo:color="#5f5f5f" style:font-name="Consolas" fo:font-weight="bold"/>
    </style:style>
    <style:style style:name="T36" style:family="text">
      <style:text-properties fo:color="#5f5f5f" fo:font-weight="bold"/>
    </style:style>
    <style:style style:name="T37" style:family="text">
      <style:text-properties fo:color="#5f5f5f" style:font-name="Zilla Slab" fo:font-weight="bold"/>
    </style:style>
    <style:style style:name="T38" style:family="text">
      <style:text-properties fo:color="#5f5f5f" style:font-name="Zilla Slab" fo:font-weight="bold" style:font-size-asian="12pt" style:font-size-complex="12pt"/>
    </style:style>
    <style:style style:name="T39" style:family="text">
      <style:text-properties fo:font-size="12pt" fo:font-style="normal" fo:font-weight="normal"/>
    </style:style>
    <style:style style:name="T40" style:family="text">
      <style:text-properties fo:color="#000000"/>
    </style:style>
    <style:style style:name="T41" style:family="text">
      <style:text-properties fo:color="#000000" fo:font-size="14pt" style:font-size-asian="14pt" style:font-size-complex="14pt"/>
    </style:style>
    <style:style style:name="T42" style:family="text">
      <style:text-properties fo:color="#000000" style:font-name="Consolas" fo:font-weight="bold"/>
    </style:style>
    <style:style style:name="T43" style:family="text">
      <style:text-properties fo:color="#000000" fo:font-weight="bold"/>
    </style:style>
    <style:style style:name="T44" style:family="text">
      <style:text-properties fo:color="#000000" style:font-name="Zilla Slab"/>
    </style:style>
    <style:style style:name="T45" style:family="text">
      <style:text-properties fo:color="#000000" style:font-name="Zilla Slab" fo:font-size="14pt" style:font-size-asian="14pt" style:font-size-complex="14pt"/>
    </style:style>
    <style:style style:name="T46" style:family="text">
      <style:text-properties fo:color="#000000" style:font-name="Zilla Slab" fo:font-weight="bold"/>
    </style:style>
    <style:style style:name="T47" style:family="text">
      <style:text-properties fo:color="#000000" style:font-name="Zilla Slab" fo:font-weight="bold" style:font-size-asian="12pt" style:font-size-complex="12pt"/>
    </style:style>
    <style:style style:name="T48" style:family="text">
      <style:text-properties style:font-name="Zilla Slab"/>
    </style:style>
    <style:style style:name="T49" style:family="text">
      <style:text-properties style:font-name="Zilla Slab"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odash</text:p>
      <text:p text:style-name="P1"><text:a xlink:type="simple" xlink:href="https://www.npmjs.com/package/lodash" text:style-name="Internet_20_link" text:visited-style-name="Visited_20_Internet_20_Link"><text:span text:style-name="T44">npm</text:span></text:a></text:p>
      <text:p text:style-name="P1"><text:a xlink:type="simple" xlink:href="https://github.com/lodash/lodash/" text:style-name="Internet_20_link" text:visited-style-name="Visited_20_Internet_20_Link"><text:span text:style-name="T44">github</text:span></text:a></text:p>
      <text:p text:style-name="P1"><text:a xlink:type="simple" xlink:href="https://lodash.com/" text:style-name="Internet_20_link" text:visited-style-name="Visited_20_Internet_20_Link"><text:span text:style-name="T44">site</text:span></text:a></text:p>
      <text:p text:style-name="P4">Array</text:p>
      <text:p text:style-name="P2"><text:span text:style-name="T45"><text:s/></text:span><text:bookmark text:name="chunk"/><text:span text:style-name="Source_20_Text"><text:span text:style-name="T26">_.chunk(array, [size=1])</text:span></text:span></text:p>
      <text:p text:style-name="P5">renvoie un nouveau tableau qui contiendra des sous tableaux de taille size comprenants les valeurs du tableau passé en paramètre la taille du dernier élément peut être plus petite si il n'y pas assez d'élément pour le remplir</text:p>
      <text:p text:style-name="P5"/>
      <text:p text:style-name="P8">_.chunk(['a', 'b', 'c', 'd'], 3);// =&gt; [['a', 'b', 'c'], ['d']]</text:p>
      <text:p text:style-name="P5"/>
      <text:h text:style-name="P22" text:outline-level="3"><text:bookmark text:name="compact"/><text:span text:style-name="Source_20_Text"><text:span text:style-name="T31">_.compact(array)</text:span></text:span></text:h>
      <text:p text:style-name="P5">Renvoie un tableau qui contient les valeurs de array sans les valeurs fausse (false,null,0,undefined,NaN)</text:p>
      <text:p text:style-name="P5"><text:span text:style-name="T19">_.</text:span><text:span text:style-name="T19">compact</text:span><text:span text:style-name="T19">([</text:span><text:span text:style-name="T19">0</text:span><text:span text:style-name="T19">,</text:span><text:span text:style-name="T16"> </text:span><text:span text:style-name="T19">1</text:span><text:span text:style-name="T19">,</text:span><text:span text:style-name="T16"> </text:span><text:span text:style-name="T19">false,</text:span><text:span text:style-name="T16"> </text:span><text:span text:style-name="T19">2</text:span><text:span text:style-name="T19">,</text:span><text:span text:style-name="T16"> </text:span><text:span text:style-name="T19">''</text:span><text:span text:style-name="T19">,</text:span><text:span text:style-name="T16"> </text:span><text:span text:style-name="T19">3</text:span><text:span text:style-name="T19">]);</text:span> </text:p>
      <text:p text:style-name="P5"/>
      <text:h text:style-name="P22" text:outline-level="3"><text:bookmark text:name="concat"/><text:span text:style-name="Source_20_Text"><text:span text:style-name="T31">_.concat(array, [values])</text:span></text:span></text:h>
      <text:p text:style-name="P5">Renvoie un tableau contenant une concaténation de celui passé en paramètre en ajoutant les valeurs passé après. Concat rentre dans le premier niveau des valeurs tableau pour récupérer celle ci.</text:p>
      <text:p text:style-name="P5"><text:span text:style-name="T19">var</text:span><text:span text:style-name="T16"> </text:span><text:span text:style-name="T19">array = [</text:span><text:span text:style-name="T19">1</text:span><text:span text:style-name="T19">];</text:span> </text:p>
      <text:p text:style-name="P8">console.log(_.concat(array, 2, [3], [[4]]));// =&gt; [1, 2, 3, [4]]</text:p>
      <text:p text:style-name="P5"/>
      <text:h text:style-name="P22" text:outline-level="3"><text:bookmark text:name="difference"/><text:span text:style-name="Source_20_Text"><text:span text:style-name="T31">_.difference(array, [values])</text:span></text:span></text:h>
      <text:p text:style-name="P5">Retourne un tableau composé des éléments du premier array en supprimant les valeurs des tableaux passés en values</text:p>
      <text:p text:style-name="P5"/>
      <text:p text:style-name="P8">_.difference([2, 1], [2, 3]);// =&gt; [1]</text:p>
      <text:p text:style-name="P5"/>
      <text:h text:style-name="P22" text:outline-level="3"><text:bookmark text:name="differenceBy"/><text:span text:style-name="Source_20_Text"><text:span text:style-name="T31">_.differenceBy(array, [values], [iteratee=_.identity])</text:span></text:span></text:h>
      <text:p text:style-name="P5">Idem différence mais on fait passer les valeurs dans une fonction et on compare les résultats de la fonction à la place des valeurs de départ</text:p>
      <text:p text:style-name="P5"/>
      <text:p text:style-name="P8">_.differenceBy([2.1, 1.2], [2.3, 3.4], Math.floor);// =&gt; [1.2]</text:p>
      <text:p text:style-name="P8">// The `_.property` iteratee shorthand. </text:p>
      <text:p text:style-name="P8">_.differenceBy([{ 'x': 2 }, { 'x': 1 }], [{ 'x': 1 }], 'x');// =&gt; [{ 'x': 2 }]</text:p>
      <text:p text:style-name="P8"/>
      <text:h text:style-name="P24" text:outline-level="3"><text:bookmark text:name="differenceWith"/><text:span text:style-name="Source_20_Text"><text:span text:style-name="T47">_.differenceWith(array, [values], [comparator])</text:span></text:span></text:h>
      <text:p text:style-name="P9">Idem difference sauf qu'on passe un comparateur pour savoir comment resoudre les suppression</text:p>
      <text:p text:style-name="P10"><text:span text:style-name="T19">_.</text:span><text:span text:style-name="T19">differenceWith</text:span><text:span text:style-name="T19">([{ </text:span><text:span text:style-name="T19">'x'</text:span><text:span text:style-name="T19">: </text:span><text:span text:style-name="T19">1</text:span><text:span text:style-name="T19">,</text:span><text:span text:style-name="T16"> </text:span><text:span text:style-name="T19">'y'</text:span><text:span text:style-name="T19">: </text:span><text:span text:style-name="T19">2</text:span><text:span text:style-name="T16"> </text:span><text:span text:style-name="T19">},</text:span><text:span text:style-name="T16"> </text:span><text:span text:style-name="T19">{ </text:span><text:span text:style-name="T19">'x'</text:span><text:span text:style-name="T19">: </text:span><text:span text:style-name="T19">2</text:span><text:span text:style-name="T19">,</text:span><text:span text:style-name="T16"> </text:span><text:span text:style-name="T19">'y'</text:span><text:span text:style-name="T19">: </text:span><text:span text:style-name="T19">1</text:span><text:span text:style-name="T16"> </text:span><text:span text:style-name="T19">}]</text:span> <text:span text:style-name="T19">, [{ </text:span><text:span text:style-name="T19">'x'</text:span><text:span text:style-name="T19">: </text:span><text:span text:style-name="T19">1</text:span><text:span text:style-name="T19">, </text:span><text:span text:style-name="T19">'y'</text:span><text:span text:style-name="T19">: </text:span><text:span text:style-name="T19">2</text:span><text:span text:style-name="T19"> }], _.isEqual);</text:span><text:span text:style-name="T19">// =&gt; [{ 'x': 2, 'y': 1 }]</text:span></text:p>
      <text:p text:style-name="P5"/>
      <text:h text:style-name="P22" text:outline-level="3"><text:bookmark text:name="drop"/><text:soft-page-break/><text:span text:style-name="Source_20_Text"><text:span text:style-name="T31">_.drop(array, [n=1])</text:span></text:span></text:h>
      <text:p text:style-name="P5">Retourne un tableau composé des éléments de array moins les n premiers</text:p>
      <text:p text:style-name="P5">renvoie un tableau vide si n excède la longueur</text:p>
      <text:p text:style-name="P5"/>
      <text:p text:style-name="P5"><text:span text:style-name="T19">_.drop([1,</text:span><text:span text:style-name="T16"> </text:span><text:span text:style-name="T19">2,</text:span><text:span text:style-name="T16"> </text:span><text:span text:style-name="T19">3],</text:span><text:span text:style-name="T16"> </text:span><text:span text:style-name="T19">2);</text:span> </text:p>
      <text:p text:style-name="P5"/>
      <text:h text:style-name="P22" text:outline-level="3"><text:bookmark text:name="dropRight"/><text:span text:style-name="Source_20_Text"><text:span text:style-name="T31">_.dropRight(array, [n=1])</text:span></text:span></text:h>
      <text:p text:style-name="P5">Idem drop mais en supprimant sur la fin</text:p>
      <text:p text:style-name="P5"/>
      <text:p text:style-name="P5"><text:span text:style-name="T19">_.dropRight([1,</text:span><text:span text:style-name="T16"> </text:span><text:span text:style-name="T19">2,</text:span><text:span text:style-name="T16"> </text:span><text:span text:style-name="T19">3],</text:span><text:span text:style-name="T16"> </text:span><text:span text:style-name="T19">2);</text:span> </text:p>
      <text:p text:style-name="P5"/>
      <text:h text:style-name="P22" text:outline-level="3"><text:bookmark text:name="dropRightWhile"/><text:span text:style-name="Source_20_Text"><text:span text:style-name="T31">_.dropRightWhile(array, [predicate(value,index,array)=_.identity])</text:span></text:span></text:h>
      <text:p text:style-name="P5">Idem dropRight mais on supprime tant que la fonction predicate ne renvoie pas une valeur fausse</text:p>
      <text:p text:style-name="P5"/>
      <text:p text:style-name="P8">var users = [</text:p>
      <text:p text:style-name="P16">  <text:span text:style-name="T33">{ </text:span><text:span text:style-name="T33">'user'</text:span><text:span text:style-name="T33">: </text:span><text:span text:style-name="T33">'barney'</text:span><text:span text:style-name="T33">,  </text:span><text:span text:style-name="T33">'active'</text:span><text:span text:style-name="T33">: false },</text:span></text:p>
      <text:p text:style-name="P16">  <text:span text:style-name="T33">{ </text:span><text:span text:style-name="T33">'user'</text:span><text:span text:style-name="T33">: </text:span><text:span text:style-name="T33">'fred'</text:span><text:span text:style-name="T33">,    </text:span><text:span text:style-name="T33">'active'</text:span><text:span text:style-name="T33">: false },</text:span></text:p>
      <text:p text:style-name="P16">  <text:span text:style-name="T33">{ </text:span><text:span text:style-name="T33">'user'</text:span><text:span text:style-name="T33">: </text:span><text:span text:style-name="T33">'pebbles'</text:span><text:span text:style-name="T33">, </text:span><text:span text:style-name="T33">'active'</text:span><text:span text:style-name="T33">: true }</text:span></text:p>
      <text:p text:style-name="P14">];</text:p>
      <text:p text:style-name="P16"> </text:p>
      <text:p text:style-name="P14">_.dropWhile(users, function(o) { return !o.active; });</text:p>
      <text:p text:style-name="P14">// =&gt; objects for ['pebbles']</text:p>
      <text:p text:style-name="P16"> </text:p>
      <text:p text:style-name="P14">// The `_.matches` iteratee shorthand.</text:p>
      <text:p text:style-name="P14">_.dropWhile(users, { 'user': 'barney', 'active': false });</text:p>
      <text:p text:style-name="P14">// =&gt; objects for ['fred', 'pebbles']</text:p>
      <text:p text:style-name="P16"> </text:p>
      <text:p text:style-name="P14">// The `_.matchesProperty` iteratee shorthand.</text:p>
      <text:p text:style-name="P14">_.dropWhile(users, ['active', false]);</text:p>
      <text:p text:style-name="P14">// =&gt; objects for ['pebbles']</text:p>
      <text:p text:style-name="P16"> </text:p>
      <text:p text:style-name="P14">// The `_.property` iteratee shorthand.</text:p>
      <text:p text:style-name="P14">_.dropWhile(users, 'active');</text:p>
      <text:p text:style-name="P14">// =&gt; objects for ['barney', 'fred', 'pebbles']</text:p>
      <text:p text:style-name="P5"/>
      <text:h text:style-name="P22" text:outline-level="3"><text:bookmark text:name="fill"/><text:span text:style-name="Source_20_Text"><text:span text:style-name="T12">_.fill(array, value, [start=0], [end=array.length])</text:span></text:span></text:h>
      <text:p text:style-name="P5">Rempli le tableau passé en paramètre de la valeur value de l'index start jusqu'a l'index end-1</text:p>
      <text:p text:style-name="P8">_.fill(Array(3), 2);// =&gt; [2, 2, 2]</text:p>
      <text:p text:style-name="P16"> </text:p>
      <text:p text:style-name="P14">_.fill([4, 6, 8, 10], '*', 1, 3);// =&gt; [4, '*', '*', 10]</text:p>
      <text:p text:style-name="P5"/>
      <text:h text:style-name="P22" text:outline-level="3"><text:bookmark text:name="findIndex"/><text:span text:style-name="Source_20_Text"><text:span text:style-name="T12">_.findIndex(array, [predicate=_.identity], [fromIndex=0])</text:span></text:span></text:h>
      <text:p text:style-name="P5">Retourne le premier index pour lequel prédicate renvoie une valeur vraie</text:p>
      <text:p text:style-name="P7"><text:span text:style-name="T3"/></text:p>
      <text:p text:style-name="P8"><text:soft-page-break/>var users = [</text:p>
      <text:p text:style-name="P16">  <text:span text:style-name="T33">{ </text:span><text:span text:style-name="T33">'user'</text:span><text:span text:style-name="T33">: </text:span><text:span text:style-name="T33">'barney'</text:span><text:span text:style-name="T33">,  </text:span><text:span text:style-name="T33">'active'</text:span><text:span text:style-name="T33">: false },</text:span></text:p>
      <text:p text:style-name="P16">  <text:span text:style-name="T33">{ </text:span><text:span text:style-name="T33">'user'</text:span><text:span text:style-name="T33">: </text:span><text:span text:style-name="T33">'fred'</text:span><text:span text:style-name="T33">,    </text:span><text:span text:style-name="T33">'active'</text:span><text:span text:style-name="T33">: false },</text:span></text:p>
      <text:p text:style-name="P16">  <text:span text:style-name="T33">{ </text:span><text:span text:style-name="T33">'user'</text:span><text:span text:style-name="T33">: </text:span><text:span text:style-name="T33">'pebbles'</text:span><text:span text:style-name="T33">, </text:span><text:span text:style-name="T33">'active'</text:span><text:span text:style-name="T33">: true }</text:span></text:p>
      <text:p text:style-name="P14">];</text:p>
      <text:p text:style-name="P16"> </text:p>
      <text:p text:style-name="P14">_.findIndex(users, function(o) { return o.user == 'barney'; });</text:p>
      <text:p text:style-name="P14">// =&gt; 0</text:p>
      <text:p text:style-name="P16"> </text:p>
      <text:p text:style-name="P14">// The `_.matches` iteratee shorthand.</text:p>
      <text:p text:style-name="P14">_.findIndex(users, { 'user': 'fred', 'active': false });</text:p>
      <text:p text:style-name="P14">// =&gt; 1</text:p>
      <text:p text:style-name="P16"> </text:p>
      <text:p text:style-name="P14">// The `_.matchesProperty` iteratee shorthand.</text:p>
      <text:p text:style-name="P14">_.findIndex(users, ['active', false]);</text:p>
      <text:p text:style-name="P14">// =&gt; 0</text:p>
      <text:p text:style-name="P16"> </text:p>
      <text:p text:style-name="P14">// The `_.property` iteratee shorthand.</text:p>
      <text:p text:style-name="P14">_.findIndex(users, 'active');</text:p>
      <text:p text:style-name="P14">// =&gt; 2</text:p>
      <text:p text:style-name="P5"/>
      <text:h text:style-name="P22" text:outline-level="3"><text:bookmark text:name="findLastIndex"/><text:span text:style-name="Source_20_Text"><text:span text:style-name="T12">_.findLastIndex(array, [predicate=_.identity], [fromIndex=array.length-1])</text:span></text:span></text:h>
      <text:p text:style-name="P5"/>
      <text:p text:style-name="P5">Idem findIndex mais en iterant par la droite</text:p>
      <text:p text:style-name="P5"/>
      <text:p text:style-name="P8">// The `_.matchesProperty` iteratee shorthand.</text:p>
      <text:p text:style-name="P14">_.findLastIndex(users, ['active', false]);</text:p>
      <text:p text:style-name="P14">// =&gt; 2</text:p>
      <text:p text:style-name="P5"/>
      <text:h text:style-name="P22" text:outline-level="3"><text:bookmark text:name="flatten"/><text:span text:style-name="Source_20_Text"><text:span text:style-name="T12">_.flatten(array)</text:span></text:span></text:h>
      <text:p text:style-name="P5">Retourne un tableau qui contient array avec le deuxième niveau ramené au niveau de base</text:p>
      <text:p text:style-name="P8">_.flatten([1, [2, [3, [4]], 5]]);// =&gt; [1, 2, [3, [4]], 5]</text:p>
      <text:p text:style-name="P5"/>
      <text:h text:style-name="P22" text:outline-level="3"><text:bookmark text:name="flattenDeep"/><text:span text:style-name="Source_20_Text"><text:span text:style-name="T12">_.flattenDeep(array)</text:span></text:span></text:h>
      <text:p text:style-name="P5">Retourne un tableau avec les valeurs de array en ramenant tous les niveaux sur le niveau de base</text:p>
      <text:p text:style-name="P8">_.flattenDeep([1, [2, [3, [4]], 5]]);// =&gt; [1, 2, 3, 4, 5]</text:p>
      <text:p text:style-name="P5"/>
      <text:h text:style-name="P22" text:outline-level="3"><text:bookmark text:name="flattenDepth"/><text:span text:style-name="Source_20_Text"><text:span text:style-name="T12">_.flattenDepth(array, [depth=1])</text:span></text:span></text:h>
      <text:p text:style-name="P5">Retourne un nouveau tableau contenant les valeurs de array avec depth remise à niveau</text:p>
      <text:p text:style-name="P5"/>
      <text:p text:style-name="P8">_.flattenDepth(array, 2);// =&gt; [1, 2, 3, [4], 5]</text:p>
      <text:p text:style-name="P5"/>
      <text:h text:style-name="P22" text:outline-level="3"><text:bookmark text:name="fromPairs"/><text:soft-page-break/><text:span text:style-name="Source_20_Text"><text:span text:style-name="T12">_.fromPairs(pairs)</text:span></text:span></text:h>
      <text:p text:style-name="P5">Reprend des clés valeurs dans un tableau 2 dimensions pour former un objet retourné</text:p>
      <text:p text:style-name="P5"/>
      <text:p text:style-name="P8">_.fromPairs([['a', 1], ['b', 2]]);// =&gt; { 'a': 1, 'b': 2 }</text:p>
      <text:p text:style-name="P5"/>
      <text:h text:style-name="P22" text:outline-level="3"><text:bookmark text:name="head"/><text:span text:style-name="Source_20_Text"><text:span text:style-name="T12">_.head(array)</text:span></text:span></text:h>
      <text:p text:style-name="P5">Retourne le premier élément d'un tableau</text:p>
      <text:p text:style-name="P5"><text:span text:style-name="T19">_.head([1,</text:span><text:span text:style-name="T16"> </text:span><text:span text:style-name="T19">2,</text:span><text:span text:style-name="T16"> </text:span><text:span text:style-name="T19">3]);</text:span> <text:span text:style-name="T19">// =&gt; 1</text:span> </text:p>
      <text:p text:style-name="P5"/>
      <text:h text:style-name="P23" text:outline-level="3"><text:bookmark text:name="indexOf"/><text:span text:style-name="Source_20_Text"><text:span text:style-name="T12">_.indexOf(array, value, [fromIndex=0])</text:span></text:span></text:h>
      <text:p text:style-name="P5">Renvoie l'index de la premiere valeur correspond a value au départ de fromIndex</text:p>
      <text:p text:style-name="P5"/>
      <text:p text:style-name="P8">_.indexOf([1, 2, 1, 2], 2, 2);// =&gt; 3</text:p>
      <text:p text:style-name="P5"/>
      <text:h text:style-name="P23" text:outline-level="3"><text:bookmark text:name="initial"/><text:span text:style-name="Source_20_Text"><text:span text:style-name="T12">_.initial(array)</text:span></text:span></text:h>
      <text:p text:style-name="P5">Renvoie un tableau avec tous les éléments de array sauf le dernier</text:p>
      <text:p text:style-name="P5"/>
      <text:p text:style-name="P8">_.initial([1, 2, 3]);// =&gt; [1, 2]</text:p>
      <text:p text:style-name="P5"/>
      <text:h text:style-name="P23" text:outline-level="3"><text:bookmark text:name="intersection"/><text:span text:style-name="Source_20_Text"><text:span text:style-name="T12">_.intersection([arrays])</text:span></text:span></text:h>
      <text:p text:style-name="P5">Renvoie un tableau qui contient les valeurs qui sont présentent dans tous les tableaux passés en paramètre. L'ordre des valeurs de retour est définit par le premier tableau en paramètre.</text:p>
      <text:p text:style-name="P5"/>
      <text:p text:style-name="P8">_.intersection([2, 1], [2, 3]);// =&gt; [2]</text:p>
      <text:p text:style-name="P5"/>
      <text:h text:style-name="P23" text:outline-level="3"><text:bookmark text:name="intersectionBy"/><text:span text:style-name="Source_20_Text"><text:span text:style-name="T12">_.intersectionBy([arrays], [iteratee=_.identity])</text:span></text:span></text:h>
      <text:p text:style-name="P5">Idem intersection sauf que les valeurs passent par une fonction et la comparaison se fait sur le retour de cette fonction.La valeur du premier tableau est prise en référence si le test réussi.</text:p>
      <text:p text:style-name="P5"/>
      <text:p text:style-name="P8">_.intersectionBy([2.1, 1.2], [2.3, 3.4], Math.floor);// =&gt; [2.1]</text:p>
      <text:p text:style-name="P8"/>
      <text:p text:style-name="P16"> <text:span text:style-name="T33">// The `_.property` iteratee shorthand.</text:span></text:p>
      <text:p text:style-name="P14">_.intersectionBy([{ 'x': 1 }], [{ 'x': 2 }, { 'x': 1 }], 'x');// =&gt; [{ 'x': 1 }]</text:p>
      <text:p text:style-name="P5"/>
      <text:h text:style-name="P23" text:outline-level="3"><text:bookmark text:name="intersectionWith"/><text:span text:style-name="Source_20_Text"><text:span text:style-name="T12">_.intersectionWith([arrays], [comparator])</text:span></text:span></text:h>
      <text:p text:style-name="P5">Idem intersection mais avec une fonction comparateur les valeurs du premier tableau sont prises pour le résultat</text:p>
      <text:p text:style-name="P5"/>
      <text:p text:style-name="P8">var objects = [{ 'x': 1, 'y': 2 }, { 'x': 2, 'y': 1 }];</text:p>
      <text:p text:style-name="P14">var others = [{ 'x': 1, 'y': 1 }, { 'x': 1, 'y': 2 }];</text:p>
      <text:p text:style-name="P16"> </text:p>
      <text:p text:style-name="P14">_.intersectionWith(<text:tab/>[{ 'x': 1, 'y': 2 }, { 'x': 2, 'y': 1 }],</text:p>
      <text:p text:style-name="P14"><text:soft-page-break/><text:tab/><text:tab/><text:tab/><text:tab/>[{ 'x': 1, 'y': 1 }, { 'x': 1, 'y': 2 }],</text:p>
      <text:p text:style-name="P14"> <text:tab/><text:tab/><text:tab/><text:tab/>_.isEqual);// =&gt; [{ 'x': 1, 'y': 2 }]</text:p>
      <text:p text:style-name="P5"/>
      <text:h text:style-name="P23" text:outline-level="3"><text:bookmark text:name="join"/><text:span text:style-name="Source_20_Text"><text:span text:style-name="T12">_.join(array, [separator=','])</text:span></text:span></text:h>
      <text:p text:style-name="P5">Retourne une chaine de caractère avec les éléments du tableau séparé par separator</text:p>
      <text:p text:style-name="P5"/>
      <text:p text:style-name="P8">_.join(['a', 'b', 'c'], '~');// =&gt; 'a~b~c'</text:p>
      <text:p text:style-name="P5"/>
      <text:p text:style-name="P5"/>
      <text:h text:style-name="P23" text:outline-level="3"><text:bookmark text:name="last"/><text:span text:style-name="Source_20_Text"><text:span text:style-name="T12">_.last(array)</text:span></text:span></text:h>
      <text:p text:style-name="P5">Renvoie le dernier élément du tableau</text:p>
      <text:p text:style-name="P5"/>
      <text:p text:style-name="P8">_.last([1, 2, 3]);// =&gt; 3</text:p>
      <text:p text:style-name="P5"/>
      <text:h text:style-name="P23" text:outline-level="3"><text:bookmark text:name="lastIndexOf"/><text:span text:style-name="Source_20_Text"><text:span text:style-name="T12">_.lastIndexOf(array, value, [fromIndex=array.length-1])</text:span></text:span></text:h>
      <text:p text:style-name="P5">Idem indexOf mais en partant de la fin du tableau</text:p>
      <text:p text:style-name="P5"/>
      <text:p text:style-name="P8">_.lastIndexOf([1, 2, 1, 2], 2, 2);// =&gt; 1</text:p>
      <text:p text:style-name="P5"/>
      <text:p text:style-name="P5"/>
      <text:h text:style-name="P23" text:outline-level="3"><text:bookmark text:name="nth"/><text:span text:style-name="Source_20_Text"><text:span text:style-name="T12">_.nth(array, [n=0])</text:span></text:span></text:h>
      <text:p text:style-name="P5">Renvoie le nième élément du tableau, on peut utiliser une valeur négative pour partir de la fin</text:p>
      <text:p text:style-name="P5"/>
      <text:p text:style-name="P8">_.nth(array, -2);// =&gt; 'c';</text:p>
      <text:p text:style-name="P5"/>
      <text:h text:style-name="P23" text:outline-level="3"><text:bookmark text:name="pull"/><text:span text:style-name="Source_20_Text"><text:span text:style-name="T12">_.pull(array, [values])</text:span></text:span></text:h>
      <text:p text:style-name="P5">Retire les valeurs spécifiées du tableau et le renvoie</text:p>
      <text:p text:style-name="P6"/>
      <text:p text:style-name="P16"> </text:p>
      <text:p text:style-name="P14">_.pull(['a', 'b', 'c', 'a', 'b', 'c'], 'a', 'c');// =&gt; ['b', 'b']</text:p>
      <text:p text:style-name="P14"/>
      <text:p text:style-name="P14"/>
      <text:h text:style-name="P23" text:outline-level="3"><text:bookmark text:name="pullAll"/><text:span text:style-name="Source_20_Text"><text:span text:style-name="T12">_.pullAll(array, values)</text:span></text:span></text:h>
      <text:p text:style-name="P5">Idem pull mais avec un tableau à la place d'une série de valeur</text:p>
      <text:p text:style-name="P5"/>
      <text:p text:style-name="P14">_.pullAll(['a', 'b', 'c', 'a', 'b', 'c'], ['a', 'c']);// =&gt; ['b', 'b']</text:p>
      <text:p text:style-name="P15"/>
      <text:h text:style-name="P28" text:outline-level="3"><text:bookmark text:name="pullAllBy"/><text:span text:style-name="Source_20_Text"><text:span text:style-name="T38">_.pullAllBy(array, values, [iteratee=_.identity])</text:span></text:span></text:h>
      <text:p text:style-name="P15">Idem pullAll mais en faisant passer les fonctions par une fonction dont on compare les valeurs de retour</text:p>
      <text:p text:style-name="P15"/>
      <text:p text:style-name="P11">var array = ;</text:p>
      <text:p text:style-name="P11"> </text:p>
      <text:p text:style-name="P11"><text:soft-page-break/>console.log(_.pullAllBy(</text:p>
      <text:p text:style-name="P11"><text:tab/><text:tab/><text:tab/>[{ 'x': 1 }, { 'x': 2 }, { 'x': 3 }, { 'x': 1 }], </text:p>
      <text:p text:style-name="P11"><text:tab/><text:tab/><text:tab/>[{ 'x': 1 }, { 'x': 3 }], </text:p>
      <text:p text:style-name="P11"><text:tab/><text:tab/><text:tab/>'x'));// =&gt; [{ 'x': 2 }]</text:p>
      <text:p text:style-name="P11"/>
      <text:h text:style-name="Heading_20_3" text:outline-level="3"><text:bookmark text:name="pullAllWith"/><text:span text:style-name="Source_20_Text"><text:span text:style-name="T12">_.pullAllWith(array, values, [comparator])</text:span></text:span></text:h>
      <text:p text:style-name="P11">Idem pullAll avec un comparateur</text:p>
      <text:p text:style-name="P9"/>
      <text:p text:style-name="P13"/>
      <text:p text:style-name="P16"> </text:p>
      <text:p text:style-name="P14">_.pullAllWith(</text:p>
      <text:p text:style-name="P14"><text:tab/><text:tab/>[{ 'x': 1, 'y': 2 }, { 'x': 3, 'y': 4 }, { 'x': 5, 'y': 6 }],</text:p>
      <text:p text:style-name="P14"><text:tab/><text:tab/>[{ 'x': 3, 'y': 4 }], </text:p>
      <text:p text:style-name="P14"><text:tab/><text:tab/>_.isEqual);// =&gt; [{ 'x': 1, 'y': 2 }, { 'x': 5, 'y': 6 }]</text:p>
      <text:p text:style-name="P11"/>
      <text:p text:style-name="Text_20_body"><text:span text:style-name="T49"><text:line-break/></text:span><text:bookmark text:name="pullAt"/><text:span text:style-name="Source_20_Text"><text:span text:style-name="T12">_.pullAt(array, [indexes])</text:span></text:span></text:p>
      <text:p text:style-name="P20">retire les éléments aux index spécifiés du tableau et retourne un tableau de ces éléments</text:p>
      <text:p text:style-name="P18"><text:span text:style-name="T23">_.pullAt(['a', 'b', 'c', 'd'], [1, 3]);// =&gt; ['b', 'd']</text:span><text:span text:style-name="T40"> </text:span></text:p>
      <text:p text:style-name="P20"/>
      <text:h text:style-name="Heading_20_3" text:outline-level="3"><text:bookmark text:name="remove"/><text:span text:style-name="Source_20_Text"><text:span text:style-name="T12">_.remove(array, [predicate=_.identity])</text:span></text:span></text:h>
      <text:p text:style-name="P20">Supprime tous les éléments du tableau qui réponde par une valeur vraie à predicate et retourne un tableau des valeurs supprimées</text:p>
      <text:p text:style-name="P19"/>
      <text:p text:style-name="P14">var evens = _.remove([1, 2, 3, 4];, function(n) {</text:p>
      <text:p text:style-name="P16">  <text:span text:style-name="T33">return n % </text:span><text:span text:style-name="T33">2</text:span><text:span text:style-name="T33"> == </text:span><text:span text:style-name="T33">0</text:span><text:span text:style-name="T33">;</text:span></text:p>
      <text:p text:style-name="P18"><text:span text:style-name="T23">});// =&gt; [2, 4]</text:span><text:span text:style-name="T40"> </text:span></text:p>
      <text:p text:style-name="P20"/>
      <text:h text:style-name="Heading_20_3" text:outline-level="3"><text:bookmark text:name="reverse"/><text:span text:style-name="Source_20_Text"><text:span text:style-name="T12">_.reverse(array)</text:span></text:span></text:h>
      <text:p text:style-name="P20">Inverse le tableau et le retourne</text:p>
      <text:p text:style-name="P16"/>
      <text:p text:style-name="P18"><text:span text:style-name="T23">_.reverse([1, 2, 3]);// =&gt; [3, 2, 1]</text:span><text:span text:style-name="T40"> </text:span></text:p>
      <text:p text:style-name="P20"/>
      <text:h text:style-name="Heading_20_3" text:outline-level="3"><text:bookmark text:name="slice"/><text:span text:style-name="Source_20_Text"><text:span text:style-name="T12">_.slice(array, [start=0], [end=array.length])</text:span></text:span></text:h>
      <text:p text:style-name="P20">Retourne un nouveau tableau contenant les éléments de array de start jusqu'a end-1 (utiliser a la place de array.slice pour les tableaux denses)</text:p>
      <text:p text:style-name="P20"/>
      <text:h text:style-name="Heading_20_3" text:outline-level="3"><text:bookmark text:name="sortedIndex"/><text:span text:style-name="Source_20_Text"><text:span text:style-name="T12">_.sortedIndex(array, value)</text:span></text:span></text:h>
      <text:p text:style-name="P20">Détermine à quel premier endroit dans le tableau value devrait être insérée (pour tableau triés)</text:p>
      <text:p text:style-name="P20"><text:soft-page-break/></text:p>
      <text:p text:style-name="P21"><text:span text:style-name="T19">_.sortedIndex([30,</text:span><text:span text:style-name="T16"> </text:span><text:span text:style-name="T19">50],</text:span><text:span text:style-name="T16"> </text:span><text:span text:style-name="T19">40);</text:span> //=&gt;1</text:p>
      <text:p text:style-name="P21"/>
      <text:h text:style-name="P25" text:outline-level="3"><text:bookmark text:name="sortedIndexBy"/><text:span text:style-name="Source_20_Text"><text:span text:style-name="T12">_.sortedIndexBy(array, value, [iteratee=_.identity])</text:span></text:span></text:h>
      <text:p text:style-name="P21">Comme sorted index mais en passant les valeurs dans une fonction</text:p>
      <text:p text:style-name="P21"/>
      <text:p text:style-name="P12">var objects = [{ 'x': 4 }, { 'x': 5 }];</text:p>
      <text:p text:style-name="P16"> </text:p>
      <text:p text:style-name="P14">_.sortedIndexBy(objects, { 'x': 4 }, function(o) { return o.x; });</text:p>
      <text:p text:style-name="P14">// =&gt; 0</text:p>
      <text:p text:style-name="P16"> </text:p>
      <text:p text:style-name="P14">// The `_.property` iteratee shorthand.</text:p>
      <text:p text:style-name="P14">_.sortedIndexBy(objects, { 'x': 4 }, 'x');</text:p>
      <text:p text:style-name="P14">// =&gt; 0</text:p>
      <text:p text:style-name="P21"/>
      <text:h text:style-name="P25" text:outline-level="3"><text:bookmark text:name="sortedIndexOf"/><text:span text:style-name="Source_20_Text"><text:span text:style-name="T12">_.sortedIndexOf(array, value)</text:span></text:span></text:h>
      <text:p text:style-name="P21">IndexOf avec une recherche binaire sur tableau trié</text:p>
      <text:p text:style-name="P21"/>
      <text:p text:style-name="P21"><text:span text:style-name="T19">_.sortedIndexOf([4,</text:span><text:span text:style-name="T16"> </text:span><text:span text:style-name="T19">5,</text:span><text:span text:style-name="T16"> </text:span><text:span text:style-name="T19">5,</text:span><text:span text:style-name="T16"> </text:span><text:span text:style-name="T19">5,</text:span><text:span text:style-name="T16"> </text:span><text:span text:style-name="T19">6],</text:span><text:span text:style-name="T16"> </text:span><text:span text:style-name="T19">5);//=&gt;1</text:span></text:p>
      <text:p text:style-name="P21"><text:span text:style-name="T19"/></text:p>
      <text:h text:style-name="P25" text:outline-level="3"><text:bookmark text:name="sortedLastIndex"/><text:span text:style-name="Source_20_Text"><text:span text:style-name="T12">_.sortedLastIndex(array, value)</text:span></text:span></text:h>
      <text:p text:style-name="P21"><text:span text:style-name="T19">Idem sortedIndexOf mais en allant de droite à gauche</text:span></text:p>
      <text:p text:style-name="P21"><text:span text:style-name="T19"/></text:p>
      <text:p text:style-name="P12">_.sortedLastIndex([4, 5, 5, 5, 6], 5);// =&gt; 4</text:p>
      <text:p text:style-name="P21"><text:span text:style-name="T19"/></text:p>
      <text:h text:style-name="P25" text:outline-level="3"><text:bookmark text:name="sortedLastIndexBy"/><text:span text:style-name="Source_20_Text"><text:span text:style-name="T12">_.sortedLastIndexBy(array, value, [iteratee=_.identity])</text:span></text:span></text:h>
      <text:p text:style-name="P21"><text:span text:style-name="T19">Idem sortedLastIndex mais en passant les valeurs dans une fonction et en comparant la valeur de retour</text:span></text:p>
      <text:p text:style-name="P12">var objects = [{ 'x': 4 }, { 'x': 5 }];</text:p>
      <text:p text:style-name="P16"> </text:p>
      <text:p text:style-name="P14">_.sortedLastIndexBy(objects, { 'x': 4 }, function(o) { return o.x; });</text:p>
      <text:p text:style-name="P14">// =&gt; 1</text:p>
      <text:p text:style-name="P16"> </text:p>
      <text:p text:style-name="P14">// The `_.property` iteratee shorthand.</text:p>
      <text:p text:style-name="P14">_.sortedLastIndexBy(objects, { 'x': 4 }, 'x');</text:p>
      <text:p text:style-name="P14">// =&gt; 1</text:p>
      <text:p text:style-name="P21"><text:span text:style-name="T19"/></text:p>
      <text:h text:style-name="P25" text:outline-level="3"><text:bookmark text:name="sortedLastIndexOf"/><text:soft-page-break/><text:span text:style-name="Source_20_Text"><text:span text:style-name="T12">_.sortedLastIndexOf(array, value)</text:span></text:span></text:h>
      <text:p text:style-name="P21"><text:span text:style-name="T19">Idem lastIndexOf mais sur un tableau trié</text:span></text:p>
      <text:p text:style-name="P21"><text:span text:style-name="T19"/></text:p>
      <text:p text:style-name="P12">_.sortedLastIndexOf([4, 5, 5, 5, 6], 5);// =&gt; 3</text:p>
      <text:p text:style-name="P21"><text:span text:style-name="T19"/></text:p>
      <text:h text:style-name="P25" text:outline-level="3"><text:bookmark text:name="sortedUniq"/><text:span text:style-name="Source_20_Text"><text:span text:style-name="T12">_.sortedUniq(array)</text:span></text:span></text:h>
      <text:p text:style-name="P21"><text:span text:style-name="T19">Idem uniq mais pour les tableaux triés</text:span></text:p>
      <text:p text:style-name="P12">_.sortedUniq([1, 1, 2]);// =&gt; [1, 2]</text:p>
      <text:p text:style-name="P21"><text:span text:style-name="T19"/></text:p>
      <text:h text:style-name="P25" text:outline-level="3"><text:bookmark text:name="sortedUniqBy"/><text:span text:style-name="Source_20_Text"><text:span text:style-name="T12">_.sortedUniqBy(array, [iteratee])</text:span></text:span></text:h>
      <text:p text:style-name="P21"><text:span text:style-name="T19">Idem uniqBy mais avec les tableaux triés</text:span></text:p>
      <text:p text:style-name="P21"><text:span text:style-name="T19"/></text:p>
      <text:p text:style-name="P12">_.sortedUniqBy([1.1, 1.2, 2.3, 2.4], Math.floor);// =&gt; [1.1, 2.3]</text:p>
      <text:p text:style-name="P21"><text:span text:style-name="T19"/></text:p>
      <text:h text:style-name="P25" text:outline-level="3"><text:bookmark text:name="tail"/><text:span text:style-name="Source_20_Text"><text:span text:style-name="T12">_.tail(array)</text:span></text:span></text:h>
      <text:p text:style-name="P21"><text:span text:style-name="T19">Retourne un nouveau tableau avec tous les éléments de array sauf le premier</text:span></text:p>
      <text:p text:style-name="P21"><text:span text:style-name="T19"/></text:p>
      <text:p text:style-name="P12">_.tail([1, 2, 3]);// =&gt; [2, 3]</text:p>
      <text:p text:style-name="P21"><text:span text:style-name="T19"/></text:p>
      <text:h text:style-name="P25" text:outline-level="3"><text:bookmark text:name="take"/><text:span text:style-name="Source_20_Text"><text:span text:style-name="T12">_.take(array, [n=1])</text:span></text:span></text:h>
      <text:p text:style-name="P21"><text:span text:style-name="T19">Renvoie un tableau de n elements de array en partant du début</text:span></text:p>
      <text:p text:style-name="P12">_.take([1, 2, 3], 2);// =&gt; [1, 2]</text:p>
      <text:p text:style-name="P16"> </text:p>
      <text:p text:style-name="P14">_.take([1, 2, 3], 5);// =&gt; [1, 2, 3]</text:p>
      <text:p text:style-name="P21"><text:span text:style-name="T19"/></text:p>
      <text:h text:style-name="P25" text:outline-level="3"><text:bookmark text:name="takeRight"/><text:span text:style-name="Source_20_Text"><text:span text:style-name="T12">_.takeRight(array, [n=1])</text:span></text:span></text:h>
      <text:p text:style-name="P21"><text:span text:style-name="T19">Idem take mais en partant de la fin</text:span></text:p>
      <text:p text:style-name="P12">_.takeRight([1, 2, 3], 2);// =&gt; [2, 3]</text:p>
      <text:p text:style-name="P21"><text:span text:style-name="T19"/></text:p>
      <text:h text:style-name="P25" text:outline-level="3"><text:bookmark text:name="takeRightWhile"/><text:span text:style-name="Source_20_Text"><text:span text:style-name="T12">_.takeRightWhile(array, [predicate(value,index,array)=_.identity])</text:span></text:span></text:h>
      <text:p text:style-name="P21"><text:span text:style-name="T19">Renvoie un tableau contenant les éléments en partant de la droite jusqu'a ce que predicate renvoie une valeur fausse</text:span></text:p>
      <text:p text:style-name="P21"><text:span text:style-name="T19"/></text:p>
      <text:p text:style-name="P12">var users = [</text:p>
      <text:p text:style-name="P16">  <text:span text:style-name="T33">{ </text:span><text:span text:style-name="T33">'user'</text:span><text:span text:style-name="T33">: </text:span><text:span text:style-name="T33">'barney'</text:span><text:span text:style-name="T33">,  </text:span><text:span text:style-name="T33">'active'</text:span><text:span text:style-name="T33">: true },</text:span></text:p>
      <text:p text:style-name="P16"><text:soft-page-break/>  <text:span text:style-name="T33">{ </text:span><text:span text:style-name="T33">'user'</text:span><text:span text:style-name="T33">: </text:span><text:span text:style-name="T33">'fred'</text:span><text:span text:style-name="T33">,    </text:span><text:span text:style-name="T33">'active'</text:span><text:span text:style-name="T33">: false },</text:span></text:p>
      <text:p text:style-name="P16">  <text:span text:style-name="T33">{ </text:span><text:span text:style-name="T33">'user'</text:span><text:span text:style-name="T33">: </text:span><text:span text:style-name="T33">'pebbles'</text:span><text:span text:style-name="T33">, </text:span><text:span text:style-name="T33">'active'</text:span><text:span text:style-name="T33">: false }</text:span></text:p>
      <text:p text:style-name="P14">];</text:p>
      <text:p text:style-name="P16"> </text:p>
      <text:p text:style-name="P14">_.takeRightWhile(users, function(o) { return !o.active; });</text:p>
      <text:p text:style-name="P14">// =&gt; objects for ['fred', 'pebbles']</text:p>
      <text:p text:style-name="P16"> </text:p>
      <text:p text:style-name="P14">// The `_.matches` iteratee shorthand.</text:p>
      <text:p text:style-name="P14">_.takeRightWhile(users, { 'user': 'pebbles', 'active': false });</text:p>
      <text:p text:style-name="P14">// =&gt; objects for ['pebbles']</text:p>
      <text:p text:style-name="P16"> </text:p>
      <text:p text:style-name="P14">// The `_.matchesProperty` iteratee shorthand.</text:p>
      <text:p text:style-name="P14">_.takeRightWhile(users, ['active', false]);</text:p>
      <text:p text:style-name="P14">// =&gt; objects for ['fred', 'pebbles']</text:p>
      <text:p text:style-name="P16"> </text:p>
      <text:p text:style-name="P14">// The `_.property` iteratee shorthand.</text:p>
      <text:p text:style-name="P14">_.takeRightWhile(users, 'active');</text:p>
      <text:p text:style-name="P14">// =&gt; []</text:p>
      <text:p text:style-name="P21"><text:span text:style-name="T19"/></text:p>
      <text:h text:style-name="P25" text:outline-level="3"><text:bookmark text:name="takeWhile"/><text:span text:style-name="Source_20_Text"><text:span text:style-name="T12">_.takeWhile(array, [predicate=_.identity])</text:span></text:span></text:h>
      <text:p text:style-name="P21"><text:span text:style-name="T19">Idem takeRightWhile mais en partant du début</text:span></text:p>
      <text:p text:style-name="P21"><text:span text:style-name="T19"/></text:p>
      <text:h text:style-name="P25" text:outline-level="3"><text:bookmark text:name="union"/><text:span text:style-name="Source_20_Text"><text:span text:style-name="T12">_.union([arrays])</text:span></text:span></text:h>
      <text:p text:style-name="P21"><text:span text:style-name="T19">Renvoie un tableau des valeurs des tableaux passées en paramètres sans doublons</text:span></text:p>
      <text:p text:style-name="P21"><text:span text:style-name="T19"/></text:p>
      <text:p text:style-name="P12">_.union([2], [1, 2]);// =&gt; [2, 1]</text:p>
      <text:p text:style-name="P21"><text:span text:style-name="T19"/></text:p>
      <text:h text:style-name="P25" text:outline-level="3"><text:bookmark text:name="unionBy"/><text:span text:style-name="Source_20_Text"><text:span text:style-name="T12">_.unionBy([arrays], [iteratee=_.identity])</text:span></text:span></text:h>
      <text:p text:style-name="P21"><text:span text:style-name="T19">Idem union mais en passant les valeurs dans une fonction</text:span></text:p>
      <text:p text:style-name="P21"><text:span text:style-name="T19"/></text:p>
      <text:p text:style-name="P12">_.unionBy([2.1], [1.2, 2.3], Math.floor);// =&gt; [2.1, 1.2]</text:p>
      <text:p text:style-name="P16"> </text:p>
      <text:p text:style-name="P14">// The `_.property` iteratee shorthand.</text:p>
      <text:p text:style-name="P14">_.unionBy([{ 'x': 1 }], [{ 'x': 2 }, { 'x': 1 }], 'x');// =&gt; [{ 'x': 1 }, { 'x': 2 }]</text:p>
      <text:p text:style-name="P21"><text:span text:style-name="T19"/></text:p>
      <text:h text:style-name="P25" text:outline-level="3"><text:bookmark text:name="unionWith"/><text:span text:style-name="Source_20_Text"><text:span text:style-name="T12">_.unionWith([arrays], [comparator])</text:span></text:span></text:h>
      <text:p text:style-name="P21"><text:span text:style-name="T19">Idem union avec un comparateur</text:span></text:p>
      <text:p text:style-name="P21"><text:span text:style-name="T19"/></text:p>
      <text:p text:style-name="P12">var objects = ;</text:p>
      <text:p text:style-name="P14">var others = ;</text:p>
      <text:p text:style-name="P16"> </text:p>
      <text:p text:style-name="P14"><text:soft-page-break/>_.unionWith(<text:tab/>[{ 'x': 1, 'y': 2 }, { 'x': 2, 'y': 1 }],</text:p>
      <text:p text:style-name="P14"><text:tab/><text:tab/><text:tab/>[{ 'x': 1, 'y': 1 }, { 'x': 1, 'y': 2 }], </text:p>
      <text:p text:style-name="P14"><text:tab/><text:tab/><text:tab/>_.isEqual);// =&gt; [{ 'x': 1, 'y': 2 }, { 'x': 2, 'y': 1 }, { 'x': 1, 'y': 1 }]</text:p>
      <text:p text:style-name="P14"/>
      <text:h text:style-name="P27" text:outline-level="3"><text:bookmark text:name="uniq"/><text:span text:style-name="Source_20_Text"><text:span text:style-name="T38">_.uniq(array)</text:span></text:span></text:h>
      <text:p text:style-name="P14">Créé un tableau sans doublon à partir de array</text:p>
      <text:p text:style-name="P14"/>
      <text:p text:style-name="P14">_.uniq([2, 1, 2]);// =&gt; [2, 1]</text:p>
      <text:p text:style-name="P14"/>
      <text:h text:style-name="P25" text:outline-level="3"><text:bookmark text:name="uniqBy"/><text:span text:style-name="Source_20_Text"><text:span text:style-name="T12">_.uniqBy(array, [iteratee=_.identity])</text:span></text:span></text:h>
      <text:p text:style-name="P21"><text:span text:style-name="T19">Idem uniq avec une fonction de comparaison</text:span></text:p>
      <text:p text:style-name="P12">_.uniqBy([2.1, 1.2, 2.3], Math.floor);// =&gt; [2.1, 1.2]</text:p>
      <text:p text:style-name="P16"> </text:p>
      <text:p text:style-name="P14">// The `_.property` iteratee shorthand.</text:p>
      <text:p text:style-name="P14">_.uniqBy([{ 'x': 1 }, { 'x': 2 }, { 'x': 1 }], 'x');// =&gt; [{ 'x': 1 }, { 'x': 2 }]</text:p>
      <text:p text:style-name="P21"><text:span text:style-name="T19"/></text:p>
      <text:h text:style-name="P25" text:outline-level="3"><text:bookmark text:name="uniqWith"/><text:span text:style-name="Source_20_Text"><text:span text:style-name="T12">_.uniqWith(array, [comparator])</text:span></text:span></text:h>
      <text:p text:style-name="P21"><text:span text:style-name="T19">Idem uniq avec une fonction de comparaison</text:span></text:p>
      <text:p text:style-name="P21"><text:span text:style-name="T19"/></text:p>
      <text:p text:style-name="P12">var objects = ;</text:p>
      <text:p text:style-name="P16"> </text:p>
      <text:p text:style-name="P14">_.uniqWith([{ 'x': 1, 'y': 2 }, { 'x': 2, 'y': 1 }, { 'x': 1, 'y': 2 }],</text:p>
      <text:p text:style-name="P14"><text:tab/><text:tab/> _.isEqual);// =&gt; [{ 'x': 1, 'y': 2 }, { 'x': 2, 'y': 1 }]</text:p>
      <text:p text:style-name="P14"/>
      <text:h text:style-name="P27" text:outline-level="3"><text:bookmark text:name="unzip"/><text:span text:style-name="Source_20_Text"><text:span text:style-name="T38">_.unzip(array)</text:span></text:span></text:h>
      <text:p text:style-name="P14">Inverse de zip</text:p>
      <text:p text:style-name="P14"/>
      <text:p text:style-name="P17"><text:span text:style-name="T19">_.unzip([['a', 1, true], ['b', 2, false]]</text:span> <text:span text:style-name="T19">);// =&gt; [['a', 'b'], [1, 2], [true, false]]</text:span></text:p>
      <text:p text:style-name="P17"><text:span text:style-name="T19"/></text:p>
      <text:h text:style-name="P29" text:outline-level="3"><text:bookmark text:name="unzipWith"/><text:span text:style-name="Source_20_Text"><text:span text:style-name="T12">_.unzipWith(array, [iteratee=_.identity])</text:span></text:span></text:h>
      <text:p text:style-name="P17"><text:span text:style-name="T19">Idem unzip mais avec une fonction</text:span></text:p>
      <text:p text:style-name="P14"/>
      <text:p text:style-name="P12">var zipped = _.zip([1, 2], [10, 20], [100, 200]);</text:p>
      <text:p text:style-name="P14">// =&gt; [[1, 10, 100], [2, 20, 200]]</text:p>
      <text:p text:style-name="P16"> </text:p>
      <text:p text:style-name="P14">_.unzipWith(zipped, _.add);</text:p>
      <text:p text:style-name="P14">// =&gt; [3, 30, 300]</text:p>
      <text:p text:style-name="P14"/>
      <text:h text:style-name="P27" text:outline-level="3"><text:bookmark text:name="without"/><text:span text:style-name="Source_20_Text"><text:span text:style-name="T38">_.without(array, [values])</text:span></text:span></text:h>
      <text:p text:style-name="P14">Créé un tableau des valeurs de array en excluant toutes les valeurs passées après array</text:p>
      <text:p text:style-name="P21"><text:span text:style-name="T19"/></text:p>
      <text:p text:style-name="P12">_.without([2, 1, 2, 3], 1, 2);// =&gt; [3]</text:p>
      <text:p text:style-name="P12"/>
      <text:h text:style-name="P26" text:outline-level="3"><text:bookmark text:name="xor"/><text:soft-page-break/><text:span text:style-name="Source_20_Text"><text:span text:style-name="T38">_.xor([arrays])</text:span></text:span></text:h>
      <text:p text:style-name="P12">Créé un tableau des valeurs qui ne sont présente qu'une fois entre les tableaux passés en paramètres</text:p>
      <text:p text:style-name="P12"/>
      <text:p text:style-name="P12">_.xor([2, 1], [2, 3]);// =&gt; [1, 3]</text:p>
      <text:p text:style-name="P12"/>
      <text:h text:style-name="P26" text:outline-level="3"><text:bookmark text:name="xorBy"/><text:span text:style-name="Source_20_Text"><text:span text:style-name="T38">_.xorBy([arrays], [iteratee=_.identity])</text:span></text:span></text:h>
      <text:p text:style-name="P12">Idem xor en faisant passer les valeurs dans une fonction et en comparant les valeurs de retour</text:p>
      <text:p text:style-name="P12"/>
      <text:p text:style-name="P12">_.xorBy([2.1, 1.2], [2.3, 3.4], Math.floor);</text:p>
      <text:p text:style-name="P14">// =&gt; [1.2, 3.4]</text:p>
      <text:p text:style-name="P16"> </text:p>
      <text:p text:style-name="P14">// The `_.property` iteratee shorthand.</text:p>
      <text:p text:style-name="P14">_.xorBy([{ 'x': 1 }], [{ 'x': 2 }, { 'x': 1 }], 'x');</text:p>
      <text:p text:style-name="P14">// =&gt; [{ 'x': 2 }]</text:p>
      <text:p text:style-name="P14"/>
      <text:h text:style-name="P27" text:outline-level="3"><text:bookmark text:name="xorWith"/><text:span text:style-name="Source_20_Text"><text:span text:style-name="T38">_.xorWith([arrays], [comparator])</text:span></text:span></text:h>
      <text:p text:style-name="P14">Idem xor avec un comparateur</text:p>
      <text:p text:style-name="P14"/>
      <text:p text:style-name="P14">var objects = [{ 'x': 1, 'y': 2 }, { 'x': 2, 'y': 1 }];</text:p>
      <text:p text:style-name="P14">var others = [{ 'x': 1, 'y': 1 }, { 'x': 1, 'y': 2 }];</text:p>
      <text:p text:style-name="P16"> </text:p>
      <text:p text:style-name="P14">_.xorWith(objects, others, _.isEqual);</text:p>
      <text:p text:style-name="P14">// =&gt; [{ 'x': 2, 'y': 1 }, { 'x': 1, 'y': 1 }]</text:p>
      <text:p text:style-name="P14"/>
      <text:p text:style-name="P12"/>
      <text:h text:style-name="P26" text:outline-level="3"><text:bookmark text:name="zip"/><text:span text:style-name="Source_20_Text"><text:span text:style-name="T38">_.zip([arrays])</text:span></text:span></text:h>
      <text:p text:style-name="P12">Retourne un tableau de 2 dimensions chaque élément étant un sous tableau contenant le nième élément de chaque tableau passé en paramètre</text:p>
      <text:p text:style-name="P12"/>
      <text:p text:style-name="P12">_.zip(['a', 'b'], [1, 2], [true, false]);// =&gt; [['a', 1, true], ['b', 2, false]]</text:p>
      <text:p text:style-name="P12"/>
      <text:h text:style-name="P25" text:outline-level="3"><text:bookmark text:name="zipObject"/><text:span text:style-name="Source_20_Text"><text:span text:style-name="T12">_.zipObject([props=[]], [values=[]])</text:span></text:span></text:h>
      <text:p text:style-name="P21"><text:span text:style-name="T19">Créé un objet avec pour propriétés l'ensemble des noms spécifiés dans props attachés aux valeurs spécifiées dans values (les pairs clé valeur se font en fonction de l'index)</text:span></text:p>
      <text:p text:style-name="P21"><text:span text:style-name="T19"/></text:p>
      <text:p text:style-name="P12">_.zipObject(['a', 'b'], [1, 2]);// =&gt; { 'a': 1, 'b': 2 }</text:p>
      <text:p text:style-name="P21"><text:span text:style-name="T19"/></text:p>
      <text:h text:style-name="P25" text:outline-level="3"><text:bookmark text:name="zipObjectDeep"/><text:span text:style-name="Source_20_Text"><text:span text:style-name="T12">_.zipObjectDeep([props=[]], [values=[]])</text:span></text:span></text:h>
      <text:p text:style-name="P21"><text:span text:style-name="T19">Idem zipObject mais on peut spécifier des sous propriété dans props</text:span></text:p>
      <text:p text:style-name="P21"><text:span text:style-name="T19"/></text:p>
      <text:p text:style-name="P12">_.zipObjectDeep(['a.b[0].c', 'a.b[1].d'], [1, 2]);// =&gt; { 'a': { 'b': [{ 'c': 1 }, { 'd': 2 }] } }</text:p>
      <text:p text:style-name="P12"><text:soft-page-break/></text:p>
      <text:h text:style-name="P26" text:outline-level="3"><text:bookmark text:name="zipWith"/><text:span text:style-name="Source_20_Text"><text:span text:style-name="T38">_.zipWith([arrays], [iteratee=_.identity])</text:span></text:span></text:h>
      <text:p text:style-name="P12">Comme zip mais avec une fonction, les valeurs de retour sont utilisées pour appliquer le zip</text:p>
      <text:p text:style-name="P12"/>
      <text:p text:style-name="P12">_.zipWith([1, 2], [10, 20], [100, 200], function(a, b, c) {</text:p>
      <text:p text:style-name="P16">  <text:span text:style-name="T33">return a + b + c;</text:span></text:p>
      <text:p text:style-name="P14">});// =&gt; [111, 222]</text:p>
      <text:p text:style-name="P12"/>
      <text:p text:style-name="P21"><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ource Code Pro', 'Courier New'"/>
    <style:font-face style:name="Segoe UI" svg:font-family="'Segoe UI', 'Helvetica Neue', Helvetica, Arial,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Zilla Slab" svg:font-family="'Zilla Slab'"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46M5S</meta:editing-duration>
    <meta:editing-cycles>14</meta:editing-cycles>
    <meta:generator>OpenOffice/4.1.0$Win32 OpenOffice.org_project/410m18$Build-9764</meta:generator>
    <dc:date>2019-01-18T14:12:30.01</dc:date>
    <dc:creator>bastien </dc:creator>
    <meta:document-statistic meta:table-count="0" meta:image-count="0" meta:object-count="0" meta:page-count="12" meta:paragraph-count="321" meta:word-count="2182" meta:character-count="13812"/>
    <meta:user-defined meta:name="Info 1"/>
    <meta:user-defined meta:name="Info 2"/>
    <meta:user-defined meta:name="Info 3"/>
    <meta:user-defined meta:name="Info 4"/>
  </office:meta>
</office:document-meta>
</file>